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.1665in" fo:margin-bottom="0.1665in" loext:contextual-spacing="false" fo:line-height="100%" fo:text-indent="0in" style:auto-text-indent="false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left="0in" fo:margin-right="0in" fo:margin-top="0.1665in" fo:margin-bottom="0.1665in" loext:contextual-spacing="false" fo:line-height="100%" fo:text-indent="0in" style:auto-text-indent="false" style:page-number="1" fo:background-color="#ffffff"/>
    </style:style>
    <style:style style:name="P3" style:family="paragraph" style:parent-style-name="Standard">
      <loext:graphic-properties draw:fill="solid" draw:fill-color="#ffffff"/>
      <style:paragraph-properties fo:margin-left="-0.3126in" fo:margin-right="0in" fo:margin-top="0.1665in" fo:margin-bottom="0.1665in" loext:contextual-spacing="false" fo:line-height="100%" fo:text-indent="0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top="0.1665in" fo:margin-bottom="0in" loext:contextual-spacing="false" fo:line-height="100%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7" style:family="paragraph" style:parent-style-name="Heading_20_3">
      <loext:graphic-properties draw:fill="solid" draw:fill-color="#ffffff"/>
      <style:paragraph-properties fo:margin-left="-0.3126in" fo:margin-right="0in" fo:margin-top="0.1945in" fo:margin-bottom="0.0555in" loext:contextual-spacing="false" fo:line-height="100%" fo:keep-together="auto" fo:text-indent="0in" style:auto-text-indent="false" fo:background-color="#ffffff" fo:keep-with-next="auto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color="#30308c" style:font-name="Proxima Nova" fo:font-weight="bold" style:font-name-asian="Proxima Nova1" style:font-weight-asian="bold" style:font-name-complex="Proxima Nova1"/>
    </style:style>
    <style:style style:name="T2" style:family="text">
      <style:text-properties fo:color="#30308c" style:font-name="Proxima Nova" fo:font-style="italic" fo:font-weight="bold" style:font-name-asian="Proxima Nova1" style:font-style-asian="italic" style:font-weight-asian="bold" style:font-name-complex="Proxima Nova1"/>
    </style:style>
    <style:style style:name="T3" style:family="text">
      <style:text-properties fo:color="#30308c"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T4" style:family="text">
      <style:text-properties fo:color="#30308c" style:font-name="Proxima Nova" fo:font-size="13pt" fo:font-weight="bold" style:font-name-asian="Proxima Nova1" style:font-size-asian="13pt" style:font-weight-asian="bold" style:font-name-complex="Proxima Nova1" style:font-size-complex="13pt"/>
    </style:style>
    <style:style style:name="T5" style:family="text">
      <style:text-properties fo:color="#30308c" style:font-name="Proxima Nova" fo:font-size="8pt" fo:font-weight="bold" style:font-name-asian="Proxima Nova1" style:font-size-asian="8pt" style:font-weight-asian="bold" style:font-name-complex="Proxima Nova1" style:font-size-complex="8pt"/>
    </style:style>
    <style:style style:name="T6" style:family="text">
      <style:text-properties fo:color="#30308c" style:font-name="Proxima Nova" fo:font-size="11pt" fo:font-weight="bold" style:font-name-asian="Proxima Nova1" style:font-size-asian="11pt" style:font-weight-asian="bold" style:font-name-complex="Proxima Nova1" style:font-size-complex="11pt"/>
    </style:style>
    <style:style style:name="T7" style:family="text">
      <style:text-properties fo:color="#30308c" style:font-name="Proxima Nova" fo:font-size="9pt" fo:font-weight="bold" style:font-name-asian="Proxima Nova1" style:font-size-asian="9pt" style:font-weight-asian="bold" style:font-name-complex="Proxima Nova1" style:font-size-complex="9pt"/>
    </style:style>
    <style:style style:name="T8" style:family="text">
      <style:text-properties fo:color="#1155cc" style:font-name="Proxima Nova" fo:font-size="10pt" style:text-underline-style="solid" style:text-underline-width="auto" style:text-underline-color="font-color" fo:font-weight="bold" style:font-name-asian="Proxima Nova1" style:font-size-asian="10pt" style:font-weight-asian="bold" style:font-name-complex="Proxima Nova1" style:font-size-complex="10pt"/>
    </style:style>
    <style:style style:name="T9" style:family="text">
      <style:text-properties fo:color="#1155cc" style:font-name="Proxima Nova" fo:font-size="9pt" style:text-underline-style="solid" style:text-underline-width="auto" style:text-underline-color="font-color" fo:font-weight="bold" style:font-name-asian="Proxima Nova1" style:font-size-asian="9pt" style:font-weight-asian="bold" style:font-name-complex="Proxima Nova1" style:font-size-complex="9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EJANDRO SERRANO<text:line-break/> </text:span><text:span text:style-name="T2">Desarrollador Full Stack Jr.<text:line-break/></text:span><text:span text:style-name="T3"> 📱 722 353 3200 | ✉️ alquizor8@gmail.com<text:line-break/> 🌐 GitHub:</text:span><text:a xlink:type="simple" xlink:href="https://github.com/Jandomen" text:style-name="ListLabel_20_10" text:visited-style-name="ListLabel_20_10"><text:span text:style-name="T3"> </text:span></text:a><text:a xlink:type="simple" xlink:href="https://github.com/Jandomen" text:style-name="ListLabel_20_11" text:visited-style-name="ListLabel_20_11"><text:span text:style-name="T8">github.com/Jandomen</text:span></text:a><text:span text:style-name="T3"> | 💼 LinkedIn:</text:span><text:a xlink:type="simple" xlink:href="https://www.linkedin.com/in/jandoneko" text:style-name="ListLabel_20_10" text:visited-style-name="ListLabel_20_10"><text:span text:style-name="T3"> </text:span></text:a><text:a xlink:type="simple" xlink:href="https://www.linkedin.com/in/jandoneko" text:style-name="ListLabel_20_11" text:visited-style-name="ListLabel_20_11"><text:span text:style-name="T8">linkedin.com/in/jandoneko</text:span></text:a></text:p>
      <text:p text:style-name="P3"><draw:rect text:anchor-type="as-char" style:rel-width="100%" draw:z-index="0" draw:style-name="gr1" draw:text-style-name="P8" svg:width="0.0012in" svg:height="0.0213in"><text:p/></draw:rect></text:p>
      <text:h text:style-name="P7" text:outline-level="3"><text:bookmark text:name="_heading=h.wireznmc0at0"/><text:span text:style-name="T4">PERFIL</text:span></text:h>
      <text:p text:style-name="P1"><text:span text:style-name="T3">Apasionado por el desarrollo web, enfocado en crear soluciones innovadoras y optimizar experiencias digitales. Busco una oportunidad para aplicar y desarrollar mis habilidades en un entorno profesional.</text:span></text:p>
      <text:p text:style-name="P3"><draw:rect text:anchor-type="as-char" style:rel-width="100%" draw:z-index="1" draw:style-name="gr1" draw:text-style-name="P8" svg:width="0.0012in" svg:height="0.0213in"><text:p/></draw:rect></text:p>
      <text:h text:style-name="P7" text:outline-level="3"><text:bookmark text:name="_heading=h.y44gwpghruew"/><text:span text:style-name="T4">HABILIDADES</text:span></text:h>
      <text:p text:style-name="P1"><text:span text:style-name="T5">Técnicas</text:span></text:p>
      <text:list xml:id="list220590797" text:style-name="WWNum1">
        <text:list-item>
          <text:p text:style-name="P4"><text:span text:style-name="T5">HTML, CSS, JavaScript/TypeScript, Python, PHP<text:line-break/></text:span></text:p>
        </text:list-item>
        <text:list-item>
          <text:p text:style-name="P5"><text:span text:style-name="T5">React, Redux, Recoil, Next.js, Bootstrap, Tailwind CSS, Express.js<text:line-break/></text:span></text:p>
        </text:list-item>
        <text:list-item>
          <text:p text:style-name="P5"><text:span text:style-name="T5">MySQL, MongoDB<text:line-break/></text:span></text:p>
        </text:list-item>
        <text:list-item>
          <text:p text:style-name="P5"><text:span text:style-name="T5">Docker, Podman<text:line-break/></text:span></text:p>
        </text:list-item>
        <text:list-item>
          <text:p text:style-name="P6"><text:span text:style-name="T5">Visual Studio Code, Git, GitHub, Postman, Insomnia</text:span><text:span text:style-name="T1"><text:line-break/></text:span></text:p>
        </text:list-item>
      </text:list>
      <text:p text:style-name="P1"><text:span text:style-name="T1">Soft Skills<text:line-break/></text:span><text:span text:style-name="T3"> Autodidacta • Entusiasta • Pensamiento crítico</text:span></text:p>
      <text:p text:style-name="P3"><draw:rect text:anchor-type="as-char" style:rel-width="100%" draw:z-index="2" draw:style-name="gr1" draw:text-style-name="P8" svg:width="0.0012in" svg:height="0.0213in"><text:p/></draw:rect></text:p>
      <text:h text:style-name="P7" text:outline-level="3"><text:bookmark text:name="_heading=h.t6jz7ft3d2aw"/><text:span text:style-name="T6">PROYECTOS DESTACADOS</text:span></text:h>
      <text:p text:style-name="P1"><text:span text:style-name="T7">Portafolio personal – Sitio web de evidencias<text:line-break/></text:span><text:a xlink:type="simple" xlink:href="https://alejandroserranoteran.vercel.app" text:style-name="ListLabel_20_12" text:visited-style-name="ListLabel_20_12"><text:span text:style-name="T7"> </text:span></text:a><text:a xlink:type="simple" xlink:href="https://alejandroserranoteran.vercel.app" text:style-name="ListLabel_20_13" text:visited-style-name="ListLabel_20_13"><text:span text:style-name="T9">https://alejandroserranoteran.vercel.app</text:span></text:a></text:p>
      <text:p text:style-name="P1"><text:span text:style-name="T7">JandoShop – Tienda online<text:line-break/></text:span><text:a xlink:type="simple" xlink:href="https://jandoshop.vercel.app" text:style-name="ListLabel_20_12" text:visited-style-name="ListLabel_20_12"><text:span text:style-name="T7"> </text:span></text:a><text:a xlink:type="simple" xlink:href="https://jandoshop.vercel.app" text:style-name="ListLabel_20_13" text:visited-style-name="ListLabel_20_13"><text:span text:style-name="T9">https://jandoshop.vercel.app</text:span></text:a></text:p>
      <text:p text:style-name="P1"><text:span text:style-name="T7">Bromichat – Red social<text:line-break/></text:span><text:a xlink:type="simple" xlink:href="https://bromichat.vercel.app" text:style-name="ListLabel_20_12" text:visited-style-name="ListLabel_20_12"><text:span text:style-name="T7"> </text:span></text:a><text:a xlink:type="simple" xlink:href="https://bromichat.vercel.app" text:style-name="ListLabel_20_13" text:visited-style-name="ListLabel_20_13"><text:span text:style-name="T9">https://bromichat.vercel.app</text:span></text:a></text:p>
      <text:p text:style-name="P1"><text:span text:style-name="T7">Jando Chat – Aplicación de mensajería instantánea<text:line-break/></text:span><text:a xlink:type="simple" xlink:href="https://jandochat.vercel.app" text:style-name="ListLabel_20_12" text:visited-style-name="ListLabel_20_12"><text:span text:style-name="T7"> </text:span></text:a><text:a xlink:type="simple" xlink:href="https://jandochat.vercel.app" text:style-name="ListLabel_20_13" text:visited-style-name="ListLabel_20_13"><text:span text:style-name="T9">https://jandochat.vercel.app</text:span></text:a></text:p>
      <text:p text:style-name="P3"><draw:rect text:anchor-type="as-char" style:rel-width="100%" draw:z-index="3" draw:style-name="gr1" draw:text-style-name="P8" svg:width="0.0012in" svg:height="0.0213in"><text:p/></draw:rect></text:p>
      <text:h text:style-name="P7" text:outline-level="3"><text:bookmark text:name="_heading=h.9wmx5uj5hwn6"/><text:span text:style-name="T4">FORMACIÓN ACADÉMICA</text:span></text:h>
      <text:p text:style-name="P1"><text:span text:style-name="T7">Ingeniería en Sistemas Computacionales – Instituto Tecnológico de Zitácuaro (2025 - presente)</text:span></text:p>
      <text:p text:style-name="P1"><text:span text:style-name="T7">Ingeniería en Sistemas Computacionales – Unitec, México / Ecatepec de Morelos (2022 - 2023)</text:span></text:p>
      <text:p text:style-name="P1"><text:span text:style-name="T7">Tecnologías de la Información y Comunicación – COBACH, México / Venustiano Carranza (2016 - 201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in" fo:margin-right="0in" fo:line-height="115%" fo:text-align="start" style:justify-single-word="false" fo:orphans="2" fo:widows="2" fo:text-indent="-0.25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8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0308c" style:font-name="Proxima Nova" fo:font-family="'Proxima Nova'" style:font-family-generic="roman" style:font-pitch="variable" fo:font-size="10pt" fo:font-weight="bold" style:font-name-asian="Proxima Nova1" style:font-family-asian="'Proxima Nova'" style:font-family-generic-asian="system" style:font-pitch-asian="variable" style:font-size-asian="10pt" style:font-weight-asian="bold" style:font-name-complex="Proxima Nova1" style:font-family-complex="'Proxima Nova'" style:font-family-generic-complex="system" style:font-pitch-complex="variable" style:font-size-complex="10pt"/>
    </style:style>
    <style:style style:name="ListLabel_20_11" style:display-name="ListLabel 11" style:family="text">
      <style:text-properties fo:color="#1155cc" style:font-name="Proxima Nova" fo:font-family="'Proxima Nova'" style:font-family-generic="roman" style:font-pitch="variable" fo:font-size="10pt" style:text-underline-style="solid" style:text-underline-width="auto" style:text-underline-color="font-color" fo:font-weight="bold" style:font-name-asian="Proxima Nova1" style:font-family-asian="'Proxima Nova'" style:font-family-generic-asian="system" style:font-pitch-asian="variable" style:font-size-asian="10pt" style:font-weight-asian="bold" style:font-name-complex="Proxima Nova1" style:font-family-complex="'Proxima Nova'" style:font-family-generic-complex="system" style:font-pitch-complex="variable" style:font-size-complex="10pt"/>
    </style:style>
    <style:style style:name="ListLabel_20_12" style:display-name="ListLabel 12" style:family="text">
      <style:text-properties fo:color="#30308c" style:font-name="Proxima Nova" fo:font-family="'Proxima Nova'" style:font-family-generic="roman" style:font-pitch="variable" fo:font-size="9pt" fo:font-weight="bold" style:font-name-asian="Proxima Nova1" style:font-family-asian="'Proxima Nova'" style:font-family-generic-asian="system" style:font-pitch-asian="variable" style:font-size-asian="9pt" style:font-weight-asian="bold" style:font-name-complex="Proxima Nova1" style:font-family-complex="'Proxima Nova'" style:font-family-generic-complex="system" style:font-pitch-complex="variable" style:font-size-complex="9pt"/>
    </style:style>
    <style:style style:name="ListLabel_20_13" style:display-name="ListLabel 13" style:family="text">
      <style:text-properties fo:color="#1155cc" style:font-name="Proxima Nova" fo:font-family="'Proxima Nova'" style:font-family-generic="roman" style:font-pitch="variable" fo:font-size="9pt" style:text-underline-style="solid" style:text-underline-width="auto" style:text-underline-color="font-color" fo:font-weight="bold" style:font-name-asian="Proxima Nova1" style:font-family-asian="'Proxima Nova'" style:font-family-generic-asian="system" style:font-pitch-asian="variable" style:font-size-asian="9pt" style:font-weight-asian="bold" style:font-name-complex="Proxima Nova1" style:font-family-complex="'Proxima Nova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6252in" fo:margin-left="0.6252in" fo:margin-right="0.4791in" style:writing-mode="lr-tb" style:layout-grid-color="#c0c0c0" style:layout-grid-lines="252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74in" fo:margin-left="0in" fo:margin-right="0in" fo:margin-bottom="0.3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0:55:00</meta:creation-date>
    <meta:document-statistic meta:table-count="0" meta:image-count="0" meta:object-count="0" meta:page-count="1" meta:paragraph-count="24" meta:word-count="151" meta:character-count="1236" meta:non-whitespace-character-count="1090"/>
    <meta:generator>LibreOfficeDev/6.0.5.2$Linux_X86_64 LibreOffice_project/</meta:generator>
  </office:meta>
</office:document-meta>
</file>